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torial Videos:</text:p>
      <text:p text:style-name="Standard"/>
      <text:p text:style-name="Standard">GROUP COACHING</text:p>
      <text:p text:style-name="Standard">power of coaching </text:p>
      <text:p text:style-name="Standard">Having the group of men </text:p>
      <text:p text:style-name="Standard">Think of it like this: The power of the group allows us to thrive in packs. Life alone is a fail. <text:line-break/>Would you do navy seal training alone? No </text:p>
      <text:p text:style-name="Standard">Giving the tools and the accountability and support in relationships</text:p>
      <text:p text:style-name="Standard"/>
      <text:p text:style-name="Standard">SHOW UP!! Buckle up and show up for the stuff that you don't want to give up. <text:line-break/><text:line-break/>Highspeed internet connection. </text:p>
      <text:p text:style-name="Standard">Be in the right environment not an optimal position to become an optimal man. Come in muted. <text:line-break/>Know what you want support with ahead of time. </text:p>
      <text:p text:style-name="Standard"/>
      <text:p text:style-name="Standard">Follow the format: <text:line-break/>1. MY NAME, Where you are at in the program</text:p>
      <text:list xml:id="list7507048494621270042" text:style-name="L1">
        <text:list-item>
          <text:p text:style-name="P1">What your current situation</text:p>
        </text:list-item>
        <text:list-item>
          <text:p text:style-name="P1">what Is it that you want </text:p>
        </text:list-item>
        <text:list-item>
          <text:p text:style-name="P1">My question How I want to be supported is- </text:p>
        </text:list-item>
      </text:list>
      <text:p text:style-name="Standard">Other things to consider to get the truth<text:line-break/>Where are you hiding where are you playing small? <text:line-break/>Whera re you not showing up where have you been living in COMFORT for too long Where does anxiety fear prevent you form moving forward? <text:line-break/><text:line-break/>Where is the most resitance in you rlife? What major decisions are you resisting? </text:p>
      <text:p text:style-name="Standard">Is this question that you really want to ask? Is this the game changer? Make the most of the question. </text:p>
      <text:p text:style-name="Standard">Why did you really join the program?</text:p>
      <text:p text:style-name="Standard">Turn on your video- </text:p>
      <text:p text:style-name="Standard">Let go of expectations get the end results. </text:p>
      <text:p text:style-name="Standard"/>
      <text:p text:style-name="Standard">Open to what the coach has to say- drop the ego. Drop it and get the results. </text:p>
      <text:p text:style-name="Standard">If you do not have an action item after the group you need to ask for one. <text:line-break/><text:line-break/>It keeps motivated and keep it to rocking and rolling. </text:p>
      <text:p text:style-name="Standard">Enage in chat and don't try to </text:p>
      <text:p text:style-name="Standard">Post group call journal for 10 min an dshare in the gorup any key take aways and action items for the week. </text:p>
      <text:p text:style-name="Standard"/>
      <text:p text:style-name="Standard">Stay consistent witht eh course program and vital exercises</text:p>
      <text:p text:style-name="Standard">be patient and long term real transfomations that last. </text:p>
      <text:p text:style-name="Standard"/>
      <text:list xml:id="list40437091" text:continue-numbering="true" text:style-name="L1">
        <text:list-header>
          <text:p text:style-name="P1">HOW TO GET THE MOST OUT OF THE GROUP FACEBOOK.<text:line-break/><text:line-break/>We get the meeting throught the feed of the facebook group. We also need to do things called progress bell a win or progress update on journey<text:line-break/><text:line-break/>PROGRESS BELL: This is a big thing that is progress on my journey</text:p>
        </text:list-header>
      </text:list>
      <text:p text:style-name="Standard">TODAY I SHOWED UP: How we show up for partners<text:line-break/><text:soft-page-break/>TODAY I INITIATED AND LED: We initated and led</text:p>
      <text:p text:style-name="Standard">Today I hid: This is where we fell short<text:line-break/><text:line-break/>Take responsibility to where you hid. <text:line-break/><text:line-break/>Don't be silent- be a part. <text:line-break/></text:p>
      <text:p text:style-name="Standard">Results driven community- solve problems. </text:p>
      <text:p text:style-name="Standard">Get an accountability partner. After one month. <text:line-break/>I am looking to create a powerful accountabilty call with another member who is in a similar palce once a week... </text:p>
      <text:p text:style-name="Standard"/>
      <text:p text:style-name="Standard">Move forward and don't let the victim mentality cloud our judgement. <text:line-break/></text:p>
      <text:p text:style-name="Standard">The clients who get the most out of this do the things and are active every week. Live and breath project grounded man. </text:p>
      <text:p text:style-name="Standard"/>
      <text:p text:style-name="Standard">Be a leader here. Every man should undergo this leadership<text:line-break/>PROGRESS IS SUCCESS <text:line-break/><text:line-break/>I commit to give my all to the Project Grounded Man community. I will bleed, sweet, and give. And in that giving I will grow. I will shoulder up with my brothers to the difficulties in our lives and together we WILL OVERCOME! <text:line-break/><text:line-break/>Questions: what does this cost? </text:p>
      <text:p text:style-name="Standard">James Poirier southern california </text:p>
      <text:p text:style-name="Standard">ZOOM LINK- <text:line-break/><text:line-break/>Where do you want to be in your personal life, relationships, and perfessional life<text:line-break/><text:line-break/>Personal life: A mentor to good people, a leader, a good friend. Want to have rich relationships with capable people- Build a tribe</text:p>
      <text:p text:style-name="Standard"/>
      <text:p text:style-name="Standard">Have a plan that I feel confident in and execute on. </text:p>
      <text:p text:style-name="Standard"/>
      <text:p text:style-name="Standard">Relationships: Resolve old problems with Mom and Dad. Have Better relationship with Jerin. Spend time with them. Resolve old problems with Stephanie. <text:line-break/><text:line-break/>Professional life: Writing daily. Creating art and books, Side business thriving. Picking people out of their old bullshit. <text:line-break/><text:line-break/>QUESTION 2: Why am I not there yet. I lack dicipline. I can see the things that I need to do but I am lazy, I am entitled, weak, and damaged. </text:p>
      <text:p text:style-name="Standard"/>
      <text:p text:style-name="Standard">I have achieved massive success financially but I've lost the most important things in life</text:p>
      <text:p text:style-name="Standard"/>
      <text:p text:style-name="Standard">NOTES FROM KNOWLEGE FOR MEN CALL <text:line-break/><text:line-break/>Need the accountablity </text:p>
      <text:p text:style-name="Standard"><text:soft-page-break/>Need the tribe<text:line-break/>Need the challenge</text:p>
      <text:p text:style-name="Standard"/>
      <text:p text:style-name="Standard">Can you help me- coach in a series of small groups high performance coach. </text:p>
      <text:p text:style-name="Standard">One year- </text:p>
      <text:p text:style-name="Standard"/>
      <text:p text:style-name="Standard">James had a lot of good things going on </text:p>
      <text:p text:style-name="Standard">Wife couple years married things going good. </text:p>
      <text:p text:style-name="Standard"/>
      <text:p text:style-name="Standard">Marriage tooka big hit- stuck in disfunctional patterns</text:p>
      <text:p text:style-name="Standard">sitting on a couch and talking about problems. Solution oriented </text:p>
      <text:p text:style-name="Standard">Approval seeker- loosing sigght of who he was</text:p>
      <text:p text:style-name="Standard">Had to break patterns and not do it himself</text:p>
      <text:p text:style-name="Standard">Mentorship</text:p>
      <text:p text:style-name="Standard">Guidance</text:p>
      <text:p text:style-name="Standard">Accountablity </text:p>
      <text:p text:style-name="Standard"/>
      <text:p text:style-name="Standard">What he got was authentic, confident, not an asshole not a dormat. Career. Focus on James first. </text:p>
      <text:p text:style-name="Standard"/>
      <text:p text:style-name="Standard">What are my goals- </text:p>
      <text:p text:style-name="Standard"/>
      <text:p text:style-name="Standard">Knowledge for Men </text:p>
      <text:p text:style-name="Standard">Podcast</text:p>
      <text:p text:style-name="Standard">Books</text:p>
      <text:p text:style-name="Standard"/>
      <text:p text:style-name="Standard">Being true to blake Establishing a grounding identity and who I am as a man</text:p>
      <text:p text:style-name="Standard">Like minded men that I can be a part of that callenge me</text:p>
      <text:p text:style-name="Standard"/>
      <text:p text:style-name="Standard">Prepare myself for a relationship</text:p>
      <text:p text:style-name="Standard"/>
      <text:p text:style-name="Standard">Get help- </text:p>
      <text:p text:style-name="Standard"/>
      <text:p text:style-name="Standard">Road blocks hurdles and challenges. </text:p>
      <text:p text:style-name="Standard"/>
      <text:p text:style-name="Standard">Break the cycle and change things. <text:line-break/>Aware it is broken and continue it</text:p>
      <text:p text:style-name="Standard"><text:line-break/>Big on action- applying good knowledge </text:p>
      <text:p text:style-name="Standard">Educaiton alone isn't sufficient </text:p>
      <text:p text:style-name="Standard">Successful because of good information and apply it and back it up with accountability </text:p>
      <text:p text:style-name="Standard"/>
      <text:p text:style-name="Standard">Structure: </text:p>
      <text:p text:style-name="Standard">Simple principles </text:p>
      <text:p text:style-name="Standard"/>
      <text:p text:style-name="Standard">Education: what to do and how to do it.</text:p>
      <text:p text:style-name="Standard">Implementation: coach</text:p>
      <text:p text:style-name="Standard">Accountability: Like minded men who can be honest. </text:p>
      <text:p text:style-name="Standard"/>
      <text:p text:style-name="Standard">8 missions online course: Series of Principles that peel back the layers of Blake- what has prevented me <text:soft-page-break/>from having success. What can we get the tools necessary to make me good. </text:p>
      <text:p text:style-name="Standard">52 Moduels </text:p>
      <text:p text:style-name="Standard">One moduel per week. Every moduel with an assignment. Take into a field </text:p>
      <text:p text:style-name="Standard"/>
      <text:p text:style-name="Standard">Weekly group coaching call- assign a high performance coach call and 8-10 other men. Zoom. Empowered and equipped to do things better. Guys that have worked here for years. Calls are 90 min per session </text:p>
      <text:p text:style-name="Standard">Coaching call. Make your assigned call. TUES- 6:30 pm mountain &lt; WED- 6pm mountain THURS 2:30 pm mountain. <text:s/>Available virtually. </text:p>
      <text:p text:style-name="Standard"/>
      <text:p text:style-name="Standard">Private community: Guys who are building doing- </text:p>
      <text:p text:style-name="Standard">Private facebook group- Direct access to andrew and the active men through out the entire course. </text:p>
      <text:p text:style-name="Standard"/>
      <text:p text:style-name="Standard">Guys in the program: </text:p>
      <text:p text:style-name="Standard">Questions through out the week. Blast the facebook group or a direct message to coaches. </text:p>
      <text:p text:style-name="Standard"/>
      <text:p text:style-name="Standard">Cost- one time investment of $5995- </text:p>
      <text:p text:style-name="Standard">split payment $3200- 320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ke Stanger</meta:initial-creator>
    <meta:creation-date>2022-06-17T11:20:25.27</meta:creation-date>
    <meta:generator>OpenOffice/4.1.11$Win32 OpenOffice.org_project/4111m1$Build-9808</meta:generator>
    <dc:date>2022-06-18T20:21:08.78</dc:date>
    <dc:creator>Blake Stanger</dc:creator>
    <meta:editing-duration>PT3H25M36S</meta:editing-duration>
    <meta:editing-cycles>3</meta:editing-cycles>
    <meta:document-statistic meta:table-count="0" meta:image-count="0" meta:object-count="0" meta:page-count="4" meta:paragraph-count="79" meta:word-count="1040" meta:character-count="5838"/>
  </office:meta>
</office:document-meta>
</file>